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4.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45cm" fo:min-width="4.38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g>
          <draw:custom-shape draw:style-name="gr1" draw:text-style-name="P1" draw:layer="layout" svg:width="4.9cm" svg:height="1.3cm" svg:x="1.6cm" svg:y="2.3cm">
            <text:p text:style-name="P1">Mut x 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88cm" svg:height="1.495cm" draw:transform="skewX (0.00139626340159546) translate (1.602cm 3.6cm)">
            <text:p text:style-name="P2">접근: O 수정: O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1" draw:layer="layout" svg:width="4.9cm" svg:height="1.3cm" svg:x="1.6cm" svg:y="6.705cm">
            <text:p text:style-name="P1">Mut x 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88cm" svg:height="1.495cm" draw:transform="skewX (0.00139626340159546) translate (1.602cm 8.005cm)">
            <text:p text:style-name="P2">접근: O 수정: X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" draw:text-style-name="P1" draw:layer="layout" svg:width="4.9cm" svg:height="1.3cm" svg:x="1.4cm" svg:y="23.805cm">
            <text:p text:style-name="P1">Mut x 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88cm" svg:height="1.495cm" draw:transform="skewX (0.00139626340159546) translate (1.402cm 25.105cm)">
            <text:p text:style-name="P2">접근: X 수정: X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1" draw:layer="layout" svg:width="4.9cm" svg:height="1.3cm" svg:x="8.1cm" svg:y="6.705cm">
            <text:p text:style-name="P1">a=&amp;x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88cm" svg:height="1.495cm" draw:transform="skewX (0.00139626340159546) translate (8.102cm 8.005cm)">
            <text:p text:style-name="P2">접근: O 수정: X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1" draw:text-style-name="P1" draw:layer="layout" svg:width="4.9cm" svg:height="1.3cm" svg:x="8.1cm" svg:y="14.505cm">
            <text:p text:style-name="P1">c=&amp;x 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88cm" svg:height="1.495cm" draw:transform="skewX (0.00139626340159546) translate (8.102cm 15.805cm)">
            <text:p text:style-name="P2">접근: O 수정: X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4.9cm" svg:height="1.3cm" svg:x="8.1cm" svg:y="10.905cm">
            <text:p text:style-name="P1">b=&amp;x 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88cm" svg:height="1.495cm" draw:transform="skewX (0.00139626340159546) translate (8.102cm 12.205cm)">
            <text:p text:style-name="P2">접근: O 수정: X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1" draw:layer="layout" svg:width="4.9cm" svg:height="1.3cm" svg:x="8.1cm" svg:y="18.6cm">
            <text:p text:style-name="P1">d=&amp;x 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88cm" svg:height="1.495cm" draw:transform="skewX (0.00139626340159546) translate (8.102cm 19.9cm)">
            <text:p text:style-name="P2">접근: O 수정: X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1" draw:layer="layout" svg:x1="6.5cm" svg:y1="8.102cm" svg:x2="8.1cm" svg:y2="8.102cm" draw:start-shape="id1" draw:start-glue-point="1" draw:end-shape="id2" svg:d="M6500 8102h1600" svg:viewBox="0 0 1601 1">
          <text:p/>
        </draw:connector>
        <draw:connector draw:style-name="gr3" draw:text-style-name="P1" draw:layer="layout" svg:x1="6.5cm" svg:y1="8.102cm" svg:x2="8.1cm" svg:y2="12.302cm" draw:start-shape="id1" draw:start-glue-point="1" draw:end-shape="id3" draw:end-glue-point="3" svg:d="M6500 8102h800v4200h800" svg:viewBox="0 0 1601 4201">
          <text:p/>
        </draw:connector>
        <draw:connector draw:style-name="gr3" draw:text-style-name="P1" draw:layer="layout" svg:x1="6.5cm" svg:y1="8.102cm" svg:x2="8.1cm" svg:y2="15.902cm" draw:start-shape="id1" draw:start-glue-point="1" draw:end-shape="id4" draw:end-glue-point="3" svg:d="M6500 8102h800v7800h800" svg:viewBox="0 0 1601 7801">
          <text:p/>
        </draw:connector>
        <draw:connector draw:style-name="gr3" draw:text-style-name="P1" draw:layer="layout" svg:x1="6.5cm" svg:y1="8.102cm" svg:x2="8.1cm" svg:y2="19.997cm" draw:start-shape="id1" draw:start-glue-point="1" draw:end-shape="id5" draw:end-glue-point="3" svg:d="M6500 8102h800v11895h800" svg:viewBox="0 0 1601 11896">
          <text:p/>
        </draw:connector>
        <draw:g xml:id="id7" draw:id="id7">
          <draw:custom-shape draw:style-name="gr1" draw:text-style-name="P1" draw:layer="layout" svg:width="4.9cm" svg:height="1.3cm" svg:x="8cm" svg:y="23.805cm">
            <text:p text:style-name="P1">a_mut=&amp;mut x 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88cm" svg:height="1.495cm" draw:transform="skewX (0.00139626340159546) translate (8.002cm 25.105cm)">
            <text:p text:style-name="P2">접근: O 수정: O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1" draw:layer="layout" svg:x1="6.3cm" svg:y1="25.202cm" svg:x2="8cm" svg:y2="25.202cm" draw:start-shape="id6" draw:start-glue-point="1" draw:end-shape="id7" draw:end-glue-point="3" svg:d="M6300 25202h1700" svg:viewBox="0 0 17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2T13:27:47.447049326</meta:creation-date>
    <dc:date>2016-12-22T13:39:28.713699828</dc:date>
    <meta:editing-duration>PT1M31S</meta:editing-duration>
    <meta:editing-cycles>1</meta:editing-cycles>
    <meta:document-statistic meta:object-count="29"/>
    <meta:generator>LibreOffice/5.1.4.2$Linux_X86_64 LibreOffice_project/10m0$Build-2</meta:generator>
  </office:meta>
</office:document-meta>
</file>